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0181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5.62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ymbol name</text:p>
          </table:table-cell>
          <table:table-cell office:value-type="string" calcext:value-type="string">
            <text:p>Part Nam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MCU</text:p>
          </table:table-cell>
          <table:table-cell office:value-type="string" calcext:value-type="string">
            <text:p>STM32F103C8T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Crystal OSC</text:p>
          </table:table-cell>
          <table:table-cell table:style-name="ce1" office:value-type="string" calcext:value-type="string">
            <text:p>CSTNE16M0V530000R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jlcpcb.com/partdetail/318913-CSTNE16M0V530000R0/C341521" xlink:type="simple">https://jlcpcb.com/partdetail/318913-CSTNE16M0V530000R0/C341521</text:a></text:p>
          </table:table-cell>
        </table:table-row>
        <table:table-row table:style-name="ro1">
          <table:table-cell office:value-type="string" calcext:value-type="string">
            <text:p>Cap 10uF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p 100nF</text:p>
          </table:table-cell>
          <table:table-cell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Cap 1uF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ap 10pF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errite Bead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t Reg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ggle SW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mb LED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6812mini-e</text:p>
          </table:table-cell>
          <table:table-cell/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Diodes</text:p>
          </table:table-cell>
          <table:table-cell/>
          <table:table-cell office:value-type="float" office:value="96" calcext:value-type="float">
            <text:p>9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21:20:41.047171121</meta:creation-date>
    <meta:generator>LibreOffice/7.6.5.2$Linux_X86_64 LibreOffice_project/60$Build-2</meta:generator>
    <dc:date>2024-04-03T01:55:00.409967401</dc:date>
    <meta:editing-duration>P1DT4H34M19S</meta:editing-duration>
    <meta:editing-cycles>2</meta:editing-cycles>
    <meta:document-statistic meta:table-count="1" meta:cell-count="32" meta:object-count="0"/>
  </office:meta>
</office:document-meta>
</file>